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6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ample rate</text:p>
          </table:table-cell>
          <table:table-cell/>
        </table:table-row>
        <table:table-row table:style-name="ro1">
          <table:table-cell office:value-type="string">
            <text:p>data representation</text:p>
          </table:table-cell>
          <table:table-cell office:value-type="string">
            <text:p>data size</text:p>
          </table:table-cell>
        </table:table-row>
        <table:table-row table:style-name="ro1">
          <table:table-cell office:value-type="string">
            <text:p>channels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3">12/03/2011</text:date>, <text:time>22:3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Gray</meta:initial-creator>
    <meta:creation-date>2011-12-03T20:37:29</meta:creation-date>
    <meta:generator>LibreOffice/3.4$Unix LibreOffice_project/340m1$Build-402</meta:generator>
    <dc:date>2011-12-03T22:39:35</dc:date>
    <dc:creator>Duncan Gray</dc:creator>
    <meta:editing-duration>PT2H2M6S</meta:editing-duration>
    <meta:editing-cycles>1</meta:editing-cycles>
    <meta:document-statistic meta:table-count="3" meta:cell-count="4" meta:object-count="0"/>
  </office:meta>
</office:document-meta>
</file>